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Glassfish 3.0.1 creates a new instance of the datasource for each lookup, so monitoring of sql requests does not work + JNDI (close not implemented)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/>
          <table:table-cell table:number-columns-repeated="3"/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12">
            <text:p>12/11/10</text:p>
          </table:table-cell>
          <table:table-cell table:style-name="ce10" office:value-type="string">
            <text:p>KO</text:p>
          </table:table-cell>
          <table:table-cell office:value-type="string">
            <text:p>1.20.0</text:p>
          </table:table-cell>
          <table:table-cell office:value-type="string">
            <text:p>evernat</text:p>
          </table:table-cell>
          <table:table-cell table:style-name="ce12" office:value-type="string">
            <text:p>major issue : JNDI tree does not work in Websphere 7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Mbeans</text:p>
          </table:table-cell>
          <table:table-cell office:value-type="string">
            <text:p>to be written</text:p>
          </table:table-cell>
          <table:table-cell table:style-name="ce8" office:value-type="date" office:date-value="2010-11-12">
            <text:p>1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8">28/01/2011</text:date>, <text:time>01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1-01-28T01:15:40.81</dc:date>
    <dc:creator>Emeric Vernat</dc:creator>
    <meta:editing-duration>PT253H33M21S</meta:editing-duration>
    <meta:editing-cycles>218</meta:editing-cycles>
    <meta:generator>OpenOffice.org/3.2$Win32 OpenOffice.org_project/320m18$Build-9502</meta:generator>
    <meta:document-statistic meta:table-count="2" meta:cell-count="1542" meta:object-count="0"/>
  </office:meta>
</office:document-meta>
</file>